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ssh staffprobot@staffprobot.ru 'cd /opt/staffprobot &amp;&amp; git pull origin main'</text:p>
      <text:p text:style-name="Standard"/>
      <text:p text:style-name="Standard">ssh staffprobot@staffprobot.ru 'cd /opt/staffprobot &amp;&amp; docker compose -f docker-compose.prod.yml down &amp;&amp; docker compose -f docker-compose.prod.yml up -d'</text:p>
      <text:p text:style-name="Standard"/>
      <text:p text:style-name="Standard"># 1) Подключиться и перейти в репо</text:p>
      <text:p text:style-name="Standard">ssh staffprobot@staffprobot.ru 'cd /opt/staffprobot &amp;&amp; pwd &amp;&amp; git remote -v &amp;&amp; git status'</text:p>
      <text:p text:style-name="Standard"/>
      <text:p text:style-name="Standard"># 2) Убедиться, что origin указывает на правильный StaffProBot (не project-brain!)</text:p>
      <text:p text:style-name="Standard"># Если вдруг не тот origin — поправить:</text:p>
      <text:p text:style-name="Standard"># git remote set-url origin https://github.com/&lt;org-or-user&gt;/staffprobot.git</text:p>
      <text:p text:style-name="Standard"/>
      <text:p text:style-name="Standard"># 3) Забрать последние изменения</text:p>
      <text:p text:style-name="Standard">ssh staffprobot@staffprobot.ru 'cd /opt/staffprobot &amp;&amp; git fetch origin'</text:p>
      <text:p text:style-name="Standard"/>
      <text:p text:style-name="Standard"># 4) На всякий случай сохранить текущую голову как бэкап-ветку (если есть локальные коммиты)</text:p>
      <text:p text:style-name="Standard">ssh staffprobot@staffprobot.ru "cd /opt/staffprobot &amp;&amp; git rev-parse --abbrev-ref HEAD &gt;/tmp/.branch &amp;&amp; BR=\$(cat /tmp/.branch); \</text:p>
      <text:p text:style-name="Standard">git show -s --format=%H HEAD &gt;/tmp/.sha &amp;&amp; SHA=\$(cat /tmp/.sha); \</text:p>
      <text:p text:style-name="Standard">if [ \"\$(git rev-list --left-right --count HEAD...origin/main | awk \"{print \\$1}\")\" != \"0\" ]; then \</text:p>
      <text:p text:style-name="Standard"><text:s text:c="2"/>git branch backup-\$(date +%Y%m%d_%H%M%S)-\$BR-\${SHA:0:7}; \</text:p>
      <text:p text:style-name="Standard"><text:s text:c="2"/>echo \"Создал бэкап-ветку backup-\$(date +%Y%m%d_%H%M%S)-\$BR-\${SHA:0:7}\"; \</text:p>
      <text:p text:style-name="Standard">fi"</text:p>
      <text:p text:style-name="Standard"/>
      <text:p text:style-name="Standard"># 5) Жёстко синхронизироваться с origin/main (fast-forward политика на проде)</text:p>
      <text:p text:style-name="Standard">ssh staffprobot@staffprobot.ru 'cd /opt/staffprobot &amp;&amp; git config pull.ff only &amp;&amp; git reset --hard origin/main &amp;&amp; git status'</text:p>
      <text:p text:style-name="Standard"/>
      <text:p text:style-name="Standard"># 6) Перезапустить контейнер(ы)</text:p>
      <text:p text:style-name="Standard"># Меняли web и shared/routes → перезапускаем web (и, при необходимости, bot/worker, если затронуты)</text:p>
      <text:p text:style-name="Standard">ssh staffprobot@staffprobot.ru "cd /opt/staffprobot &amp;&amp; docker compose -f docker-compose.prod.yml down &amp;&amp; docker compose -f docker-compose.prod.yml up -d"</text:p>
      <text:p text:style-name="Standard"/>
      <text:p text:style-name="Standard"># 7) Проверить статус и логи</text:p>
      <text:p text:style-name="Standard">ssh staffprobot@staffprobot.ru 'cd /opt/staffprobot &amp;&amp; docker compose -f docker-compose.prod.yml ps'</text:p>
      <text:p text:style-name="Standard">ssh staffprobot@staffprobot.ru 'cd /opt/staffprobot &amp;&amp; docker compose -f docker-compose.prod.yml logs web --tail 100'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03T17:51:03.574303183</meta:creation-date>
    <dc:date>2025-11-04T16:32:31.878596922</dc:date>
    <meta:editing-duration>PT22H31M17S</meta:editing-duration>
    <meta:editing-cycles>1</meta:editing-cycles>
    <meta:document-statistic meta:table-count="0" meta:image-count="0" meta:object-count="0" meta:page-count="1" meta:paragraph-count="24" meta:word-count="246" meta:character-count="1926" meta:non-whitespace-character-count="1705"/>
    <meta:generator>LibreOffice/25.2.6.2$Linux_X86_64 LibreOffice_project/520$Build-2</meta:generator>
  </office:meta>
</office:document-meta>
</file>